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language="en" fo:country="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c in o.classes"&gt;</text:placeholder></text:p>
      <text:p text:style-name="P6"/>
      <text:p text:style-name="P19"><text:placeholder text:placeholder-type="text">&lt;if test="o.testing"&gt;</text:placeholder></text:p>
      <text:p text:style-name="P22"><text:placeholder text:placeholder-type="text">&lt;o.content&gt;</text:placeholder> <text:placeholder text:placeholder-type="text">&lt;o.year&gt;</text:placeholder></text:p>
      <text:p text:style-name="P22"/>
      <text:p text:style-name="P20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<text:placeholder text:placeholder-type="text">&lt;c.start&gt;</text:placeholder></text:p>
            <text:p text:style-name="P17"><text:span text:style-name="T9"><text:placeholder text:placeholder-type="text">&lt;c.course&gt;</text:placeholder></text:span><text:span text:style-name="T9"> </text:span><text:span text:style-name="T9"><text:placeholder text:placeholder-type="text">&lt;c.price&gt;</text:placeholder></text:span></text:p>
            <text:p text:style-name="P13"><text:span text:style-name="T10"><text:placeholder text:placeholder-type="text">&lt;c.length&gt;</text:placeholder></text:span><text:span text:style-name="T10"> </text:span><text:span text:style-name="T10"><text:placeholder text:placeholder-type="text">&lt;c.end&gt;</text:placeholder></text:span></text:p>
          </table:table-cell>
          <table:table-cell table:style-name="Table1.A1" office:value-type="string">
            <text:p text:style-name="P16"><text:span text:style-name="T4"><text:placeholder text:placeholder-type="text">&lt;c.city&gt;</text:placeholder></text:span><text:span text:style-name="T4"> </text:span><text:span text:style-name="T5">- </text:span><text:span text:style-name="T6"><text:placeholder text:placeholder-type="text">&lt;c.preregister&gt;</text:placeholder></text:span></text:p>
            <text:p text:style-name="P16"><text:span text:style-name="T8"><text:placeholder text:placeholder-type="text">&lt;c.time&gt;</text:placeholder></text:span><text:span text:style-name="T6"> </text:span><text:span text:style-name="T7"><text:placeholder text:placeholder-type="text">&lt;c.address&gt;</text:placeholder></text:span></text:p>
            <text:p text:style-name="P10"><text:span text:style-name="T11"><text:placeholder text:placeholder-type="text">&lt;c.note&gt;</text:placeholder></text:span><text:span text:style-name="T11"> </text:span></text:p>
          </table:table-cell>
        </table:table-row>
      </table:table>
      <text:p text:style-name="P19"><text:placeholder text:placeholder-type="text">&lt;/for&gt;</text:placeholder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PRIVATE IN-HOME TRAINING - GROUP CLASSES FORMING MONTHLY - BOARDING AND DOGGIE DAY CARE!</text:p>
        <text:p text:style-name="MP7"/>
        <text:p text:style-name="MP8">Offering a variety of classes and services;</text:p>
        <text:p text:style-name="MP9"><text:span text:style-name="MT1">Obedience Training -</text:span><text:span text:style-name="MT2"> </text:span><text:span text:style-name="MT3">Puppy Pre-School/Socialization</text:span><text:span text:style-name="MT2">, </text:span><text:span text:style-name="MT3">Beginning and Intermediate </text:span><text:span text:style-name="MT2">Level Obedience. <text:s/></text:span><text:span text:style-name="MT3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8:27:32.419000000</meta:creation-date>
    <dc:date>2018-12-27T23:16:48.79</dc:date>
    <meta:editing-duration>P1DT11H5M4S</meta:editing-duration>
    <meta:editing-cycles>52</meta:editing-cycles>
    <meta:generator>OpenOffice/4.1.6$Win32 OpenOffice.org_project/416m1$Build-9790</meta:generator>
    <meta:document-statistic meta:table-count="1" meta:image-count="0" meta:object-count="0" meta:page-count="1" meta:paragraph-count="24" meta:word-count="137" meta:character-count="962"/>
  </office:meta>
</office:document-meta>
</file>